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f319d" officeooo:paragraph-rsid="001f319d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f319d" officeooo:paragraph-rsid="00276a8e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200%"/>
      <style:text-properties style:font-name="Times New Roman" fo:font-weight="bold" officeooo:rsid="001f319d" officeooo:paragraph-rsid="00276a8e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201896" officeooo:paragraph-rsid="00201896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220771" officeooo:paragraph-rsid="00220771" style:font-weight-asian="bold" style:font-weight-complex="bold"/>
    </style:style>
    <style:style style:name="P6" style:family="paragraph" style:parent-style-name="Standard">
      <style:text-properties style:font-name="Times New Roman" fo:font-weight="normal" officeooo:rsid="00220771" officeooo:paragraph-rsid="0023b091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23b091" officeooo:paragraph-rsid="0023b091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2945eb" officeooo:paragraph-rsid="002945eb" style:font-weight-asian="normal" style:font-weight-complex="normal"/>
    </style:style>
    <style:style style:name="P9" style:family="paragraph" style:parent-style-name="Standard">
      <style:text-properties officeooo:paragraph-rsid="0024f805"/>
    </style:style>
    <style:style style:name="T1" style:family="text">
      <style:text-properties fo:font-style="italic" fo:font-weight="normal" officeooo:rsid="00220771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22bc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3b09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4f805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945eb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22077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2bc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b09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5277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4f80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45eb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29eac" style:font-weight-asian="bold" style:font-weight-complex="bold"/>
    </style:style>
    <style:style style:name="T14" style:family="text">
      <style:text-properties style:text-position="super 58%" fo:font-weight="bold" style:font-weight-asian="bold" style:font-weight-complex="bold"/>
    </style:style>
    <style:style style:name="T15" style:family="text">
      <style:text-properties fo:font-weight="normal" officeooo:rsid="00220771" style:font-weight-asian="normal" style:font-weight-complex="normal"/>
    </style:style>
    <style:style style:name="T16" style:family="text">
      <style:text-properties fo:font-weight="normal" officeooo:rsid="00252770" style:font-weight-asian="normal" style:font-weight-complex="normal"/>
    </style:style>
    <style:style style:name="T17" style:family="text">
      <style:text-properties fo:font-weight="normal" officeooo:rsid="0023b091" style:font-weight-asian="normal" style:font-weight-complex="normal"/>
    </style:style>
    <style:style style:name="T18" style:family="text">
      <style:text-properties fo:font-weight="normal" officeooo:rsid="0020a784" style:font-weight-asian="normal" style:font-weight-complex="normal"/>
    </style:style>
    <style:style style:name="T19" style:family="text">
      <style:text-properties fo:font-weight="normal" officeooo:rsid="00278185" style:font-weight-asian="normal" style:font-weight-complex="normal"/>
    </style:style>
    <style:style style:name="T20" style:family="text">
      <style:text-properties fo:font-weight="normal" officeooo:rsid="002945eb" style:font-weight-asian="normal" style:font-weight-complex="normal"/>
    </style:style>
    <style:style style:name="T21" style:family="text">
      <style:text-properties fo:font-weight="normal" officeooo:rsid="002c9d3b" style:font-weight-asian="normal" style:font-weight-complex="normal"/>
    </style:style>
    <style:style style:name="T22" style:family="text">
      <style:text-properties fo:font-weight="normal" officeooo:rsid="002da923" style:font-weight-asian="normal" style:font-weight-complex="normal"/>
    </style:style>
    <style:style style:name="T23" style:family="text">
      <style:text-properties fo:font-weight="normal" officeooo:rsid="002ecbb0" style:font-weight-asian="normal" style:font-weight-complex="normal"/>
    </style:style>
    <style:style style:name="T24" style:family="text">
      <style:text-properties officeooo:rsid="00229eac"/>
    </style:style>
    <style:style style:name="T25" style:family="text">
      <style:text-properties style:font-name="Times New Roman" fo:font-weight="normal" officeooo:rsid="0024f805" style:font-weight-asian="normal" style:font-weight-complex="normal"/>
    </style:style>
    <style:style style:name="T26" style:family="text">
      <style:text-properties style:font-name="Times New Roman" fo:font-weight="bold" officeooo:rsid="0024f805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</text:p>
      <text:p text:style-name="P1"/>
      <text:p text:style-name="P2">Introduction</text:p>
      <text:p text:style-name="P2"><text:span text:style-name="T15"/></text:p>
      <text:p text:style-name="P3"><text:span text:style-name="T15">The application of supervised machine learning in classification is incredibly versatile. </text:span><text:span text:style-name="T22">When trained properly</text:span><text:span text:style-name="T21">, </text:span><text:span text:style-name="T23">s</text:span><text:span text:style-name="T22">upervised machine learning </text:span><text:span text:style-name="T23">techniques</text:span><text:span text:style-name="T22"> can produce models, </text:span><text:span text:style-name="T23">which</text:span><text:span text:style-name="T22"> can classify data with high accuracy and precision</text:span><text:span text:style-name="T21">. </text:span><text:span text:style-name="T15">Its role </text:span><text:span text:style-name="T16">is wide ranging, </text:span><text:span text:style-name="T23">spanning</text:span><text:span text:style-name="T20"> domains such as psychology</text:span><text:span text:style-name="T17"> </text:span><text:span text:style-name="T15">(Tokuhisa</text:span><text:span text:style-name="T1"> et al</text:span><text:span text:style-name="T6">., 2008), </text:span><text:span text:style-name="T7">bioinformatics (Johnson </text:span><text:span text:style-name="T2">et al., </text:span><text:span text:style-name="T7">2018), </text:span><text:span text:style-name="T8">finance (Jyothirmayee </text:span><text:span text:style-name="T3">et al., </text:span><text:span text:style-name="T8">2019),</text:span><text:span text:style-name="T9"> </text:span><text:span text:style-name="T10">urban planning (Kim </text:span><text:span text:style-name="T4">et al., </text:span><text:span text:style-name="T10">2021), </text:span><text:span text:style-name="T11">and artificial intelligence (Bird </text:span><text:span text:style-name="T5">et al., </text:span><text:span text:style-name="T11">2024)</text:span><text:span text:style-name="T10">. </text:span><text:span text:style-name="T18">To </text:span><text:span text:style-name="T16">further </text:span><text:span text:style-name="T18">demonstrate the role of supervised machine learning with classification, we will </text:span><text:span text:style-name="T19">use</text:span><text:span text:style-name="T16"> supervised machine learning methods to</text:span><text:span text:style-name="T18"> classify milk into three quality grades: </text:span><text:span text:style-name="T16">low, medium, and high</text:span><text:span text:style-name="T18">. </text:span></text:p>
      <text:p text:style-name="P1"/>
      <text:p text:style-name="P1">Methods</text:p>
      <text:p text:style-name="P1"/>
      <text:p text:style-name="P4">Experimentation</text:p>
      <text:p text:style-name="P1"/>
      <text:p text:style-name="P1">Conclus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References</text:p>
      <text:p text:style-name="P5"/>
      <text:p text:style-name="P8">Bird JJ, Lotfi, A. 2024. CIFAKE: Image Classification and Explainable Identification of AI-Generated Synthetic Images. <text:span text:style-name="T12">IEEE Access. </text:span>12: 15642-15650.</text:p>
      <text:p text:style-name="P8"/>
      <text:p text:style-name="P6"><text:span text:style-name="T24">Johnson NT, Dhroso A, Hughes KJ, Korkin D. 2018. Biological classification with RNA-seq data: Can alternatively spliced transcript expression enhance machine learning classifiers? </text:span><text:span text:style-name="T13">RNA 24: </text:span><text:span text:style-name="T24">1119-1132.</text:span></text:p>
      <text:p text:style-name="P6"/>
      <text:p text:style-name="P7">Jyothirmayee S, Kumar D, Rao Cs, Shankar RS. 2019. Predicting Stock Exchange using Supervised Learning Algorithms. <text:span text:style-name="T12">International Journal of Innovative Technology and Exploring Engineering. </text:span>9: 4081-4090.</text:p>
      <text:p text:style-name="P7"/>
      <text:p text:style-name="P9"><text:span text:style-name="T25">Kim D, Shim J, Park J, Cho J, Kumar S. 2021. Supervised Machine Learning Approaches to Modeling Residential Infill Development in the City of Los Angeles. </text:span><text:span text:style-name="T26">Journal of Urban Planning and Development. </text:span><text:span text:style-name="T25">148: 04021060.</text:span></text:p>
      <text:p text:style-name="P6"/>
      <text:p text:style-name="P6">Tokuhisa R, Inui K, Matsumoto Y. 2008. Emotion Classification Using Massive Examples Extracted from the Web. <text:span text:style-name="T12">Proceedings of the 22</text:span><text:span text:style-name="T14">nd</text:span><text:span text:style-name="T12"> International Conference on Computational Linguistics. </text:span>881-888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1:37:49.677433780</meta:creation-date>
    <dc:date>2024-02-03T20:53:54.606607660</dc:date>
    <meta:editing-duration>PT5H54M2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233" meta:character-count="1695" meta:non-whitespace-character-count="1472"/>
  </office:meta>
</office:document-meta>
</file>